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717ced" officeooo:paragraph-rsid="00717ced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7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2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3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fo:font-weight="normal" officeooo:rsid="00757c0d" officeooo:paragraph-rsid="00757c0d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5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style:style style:name="T25" style:family="text">
      <style:text-properties officeooo:rsid="00515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h5</text:span>_<text:span text:style-name="T1">index</text:span></text:p>
      <text:p text:style-name="P9"><text:date style:data-style-name="N37" text:date-value="2017-06-22T14:56:52.718895147">22/06/17</text:date> </text:p>
      <text:h text:style-name="P25" text:outline-level="1">Database Structure</text:h>
      <text:p text:style-name="P2"><text:span text:style-name="T2">Table name</text:span>: <text:tab/><text:tab/><text:span text:style-name="T2">wxradar_stormh5_index</text:span></text:p>
      <text:p text:style-name="P5"><text:span text:style-name="T22">Partition Key</text:span><text:span text:style-name="T23">: <text:tab/></text:span><text:bookmark-start text:name="__DdeLink__194_8861841"/><text:bookmark-start text:name="__DdeLink__199_195613474"/><text:span text:style-name="T18">date_id</text:span><text:bookmark-end text:name="__DdeLink__194_8861841"/><text:bookmark-end text:name="__DdeLink__199_195613474"/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7747410751626703154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radarmask_id (##)</text:p>
            </text:list-item>
            <text:list-item>
              <text:p text:style-name="P14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5"><text:bookmark-start text:name="__DdeLink__127_1721707863"/><text:bookmark-start text:name="__DdeLink__141_1720837698"/>storm_latlonbox <text:bookmark-end text:name="__DdeLink__127_1721707863"/><text:bookmark-end text:name="__DdeLink__141_1720837698"/><text:span text:style-name="T4">(string)</text:span></text:p>
            </text:list-item>
            <text:list-item>
              <text:p text:style-name="P16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7">storm_dbz_<text:span text:style-name="T7">centlon (number)</text:span></text:p>
            </text:list-item>
            <text:list-item>
              <text:p text:style-name="P19">storm_edge_lat (string</text:p>
            </text:list-item>
            <text:list-item>
              <text:p text:style-name="P19">storm_edge_lon (string)</text:p>
            </text:list-item>
            <text:list-item>
              <text:p text:style-name="P20"><text:span text:style-name="T21">storm</text:span><text:span text:style-name="T13">_ijbox </text:span><text:span text:style-name="T19">(string)</text:span></text:p>
            </text:list-item>
            <text:list-item>
              <text:p text:style-name="P21">h_grid (number)</text:p>
            </text:list-item>
            <text:list-item>
              <text:p text:style-name="P21">v_grid (number)</text:p>
            </text:list-item>
          </text:list>
        </text:list-item>
      </text:list>
      <text:list xml:id="list6974615259282120513" text:style-name="L2">
        <text:list-item>
          <text:list>
            <text:list-item>
              <text:p text:style-name="P22"><text:soft-page-break/>volume (number) <text:span text:style-name="T6">km3</text:span></text:p>
            </text:list-item>
            <text:list-item>
              <text:p text:style-name="P22">area (number) <text:span text:style-name="T6">km2</text:span></text:p>
            </text:list-item>
            <text:list-item>
              <text:p text:style-name="P23"><text:span text:style-name="T25">a</text:span>rea_ext (number) km2</text:p>
            </text:list-item>
            <text:list-item>
              <text:p text:style-name="P22">major_axis (number)</text:p>
            </text:list-item>
            <text:list-item>
              <text:p text:style-name="P22">minor_axis (number)</text:p>
            </text:list-item>
            <text:list-item>
              <text:p text:style-name="P22">orient (number)</text:p>
            </text:list-item>
            <text:list-item>
              <text:p text:style-name="P22">max_tops (number)</text:p>
            </text:list-item>
            <text:list-item>
              <text:p text:style-name="P22">max_dbz (number)</text:p>
            </text:list-item>
            <text:list-item>
              <text:p text:style-name="P22">max_dbz_h (number)</text:p>
            </text:list-item>
            <text:list-item>
              <text:p text:style-name="P22">mean_dbz (number)</text:p>
            </text:list-item>
            <text:list-item>
              <text:p text:style-name="P22">max_g_vil (number) <text:span text:style-name="T6">kg/m2</text:span></text:p>
            </text:list-item>
            <text:list-item>
              <text:p text:style-name="P22">mass (number) <text:span text:style-name="T6">kt</text:span></text:p>
            </text:list-item>
            <text:list-item>
              <text:p text:style-name="P22">max_sts_dbz_h (number)</text:p>
            </text:list-item>
            <text:list-item>
              <text:p text:style-name="P22">cell_vil (number) <text:span text:style-name="T6">kg/m2</text:span></text:p>
            </text:list-item>
            <text:list-item>
              <text:p text:style-name="P22"><text:bookmark-start text:name="__DdeLink__202_403484342"/>max_mesh <text:bookmark-end text:name="__DdeLink__202_403484342"/>(number) <text:span text:style-name="T6">mm</text:span></text:p>
            </text:list-item>
            <text:list-item>
              <text:p text:style-name="P22">max_posh (number) <text:span text:style-name="T5">%</text:span></text:p>
            </text:list-item>
          </text:list>
        </text:list-item>
      </text:list>
      <text:h text:style-name="P25" text:outline-level="1">Usage</text:h>
      <text:list xml:id="list4219757921731120306" text:style-name="L3">
        <text:list-item>
          <text:p text:style-name="P24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24">wv_kml:<text:tab/>Filtering <text:span text:style-name="T3">storms</text:span></text:p>
        </text:list-item>
        <text:list-item>
          <text:p text:style-name="P24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6-22T14:56:52.687447727</dc:date>
    <meta:editing-duration>PT19H32M40S</meta:editing-duration>
    <meta:editing-cycles>73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4" meta:word-count="157" meta:character-count="1092" meta:non-whitespace-character-count="1000"/>
  </office:meta>
</office:document-meta>
</file>